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e1e8e" officeooo:paragraph-rsid="001e1e8e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rsid="001e1e8e" officeooo:paragraph-rsid="001e1e8e"/>
    </style:style>
    <style:style style:name="P6" style:family="paragraph" style:parent-style-name="Text_20_body">
      <style:text-properties officeooo:rsid="001e6c38" officeooo:paragraph-rsid="001e6c38"/>
    </style:style>
    <style:style style:name="P7" style:family="paragraph" style:parent-style-name="Text_20_body">
      <style:text-properties officeooo:rsid="00203aa5" officeooo:paragraph-rsid="00203aa5"/>
    </style:style>
    <style:style style:name="P8" style:family="paragraph" style:parent-style-name="Text_20_body">
      <style:text-properties officeooo:rsid="00221f1c" officeooo:paragraph-rsid="00221f1c"/>
    </style:style>
    <style:style style:name="P9" style:family="paragraph" style:parent-style-name="Text_20_body">
      <style:text-properties officeooo:rsid="0022d169" officeooo:paragraph-rsid="0022d1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5">Condombe + habanera</text:p>
      <text:p text:style-name="P6">cabecita negra – “blackhead”; applied to indigenous people and people of African descent, it’s a slur</text:p>
      <text:p text:style-name="P7">mulatico fino - </text:p>
      <text:p text:style-name="P7">negro bozal – means newly enslaved person born from Africa; also a slur </text:p>
      <text:p text:style-name="P8">DEI – diversity, equity, and inclusion</text:p>
      <text:p text:style-name="P2"/>
      <text:h text:style-name="P4" text:outline-level="3">Notes:</text:h>
      <text:p text:style-name="P5">Necesidad </text:p>
      <text:p text:style-name="P5"/>
      <text:p text:style-name="P5"/>
      <text:p text:style-name="P9">just watch the documentary and type up your notes her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e1e8e" officeooo:paragraph-rsid="001e1e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06T15:37:15.092305555" text:fixed="true">10/06/21</text:date></text:p>
        <text:p text:style-name="MP2">AFRO 102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5:37:15.626261807</meta:creation-date>
    <dc:title>Class Notes</dc:title>
    <meta:editing-duration>PT2H2M55S</meta:editing-duration>
    <meta:editing-cycles>6</meta:editing-cycles>
    <meta:generator>LibreOffice/7.2.1.2$Linux_X86_64 LibreOffice_project/20$Build-2</meta:generator>
    <dc:date>2021-10-06T19:25:57.496213887</dc:date>
    <meta:document-statistic meta:table-count="0" meta:image-count="0" meta:object-count="0" meta:page-count="1" meta:paragraph-count="12" meta:word-count="56" meta:character-count="354" meta:non-whitespace-character-count="302"/>
    <meta:template xlink:type="simple" xlink:actuate="onRequest" xlink:title="Class Notes" xlink:href="../../../../../../Templates/Class%20Notes.ott" meta:date="2021-10-06T15:37:15.092254835"/>
  </office:meta>
</office:document-meta>
</file>